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paragraph-rsid="002a78a1"/>
    </style:style>
    <style:style style:name="P2" style:family="paragraph" style:parent-style-name="Standard">
      <style:paragraph-properties fo:text-align="center" style:justify-single-word="false"/>
      <style:text-properties officeooo:paragraph-rsid="001a2c86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2df7bd" officeooo:paragraph-rsid="002df7bd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eafa3" officeooo:paragraph-rsid="002eafa3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3078ac" officeooo:paragraph-rsid="003078ac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rsid="002df7bd" officeooo:paragraph-rsid="002df7bd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2eafa3" officeooo:paragraph-rsid="002eafa3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3078ac" officeooo:paragraph-rsid="003078ac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32bd88" officeooo:paragraph-rsid="0032bd88"/>
    </style:style>
    <style:style style:name="P10" style:family="paragraph" style:parent-style-name="Standard">
      <style:paragraph-properties fo:text-align="start" style:justify-single-word="false"/>
      <style:text-properties style:text-position="0% 100%" officeooo:rsid="0032bd88" officeooo:paragraph-rsid="0032bd88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33fa89" officeooo:paragraph-rsid="0033fa89"/>
    </style:style>
    <style:style style:name="P12" style:family="paragraph" style:parent-style-name="Standard">
      <style:paragraph-properties fo:text-align="start" style:justify-single-word="false"/>
      <style:text-properties style:text-position="0% 100%" officeooo:rsid="0033fa89" officeooo:paragraph-rsid="0033fa89"/>
    </style:style>
    <style:style style:name="T1" style:family="text">
      <style:text-properties officeooo:rsid="002f0df2"/>
    </style:style>
    <style:style style:name="T2" style:family="text">
      <style:text-properties style:text-position="super 58%" officeooo:rsid="002f0df2"/>
    </style:style>
    <style:style style:name="T3" style:family="text">
      <style:text-properties officeooo:rsid="001faaa4"/>
    </style:style>
    <style:style style:name="T4" style:family="text">
      <style:text-properties officeooo:rsid="0031b07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4f0b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Concept Pre-Inventory </text:span><text:variable-set text:name="Assignment" office:value-type="float" office:value="5.1" style:data-style-name="N0">5.1</text:variable-set>: </text:p>
      <text:p text:style-name="P2"/>
      <text:list xml:id="list8851426886133415921" text:style-name="L1">
        <text:list-item>
          <text:p text:style-name="P6">The force required to keep a space ship moving at constant velocity in deep space, very far from all stars and planets is - </text:p>
          <text:list>
            <text:list-item>
              <text:p text:style-name="P6">equal to the force required to stop it</text:p>
            </text:list-item>
            <text:list-item>
              <text:p text:style-name="P6">equal to its weight</text:p>
            </text:list-item>
            <text:list-item>
              <text:p text:style-name="P6">zero</text:p>
            </text:list-item>
            <text:list-item>
              <text:p text:style-name="P6">dependent on how fast the ship is moving</text:p>
            </text:list-item>
            <text:list-item>
              <text:p text:style-name="P6">dependent on the particular inertial reference frame to which the force is referenced</text:p>
            </text:list-item>
          </text:list>
        </text:list-item>
      </text:list>
      <text:p text:style-name="P3"/>
      <text:list xml:id="list105617643907198" text:continue-numbering="true" text:style-name="L1">
        <text:list-item>
          <text:p text:style-name="P7">Billy-Bob is standing in the middle of a circular, frozen lake of radius r=10m. The surface of the lake is perfectly frictionless. He has 3 meters of rope. What is the best way for him to reach the edge of the lake? </text:p>
          <text:list>
            <text:list-item>
              <text:p text:style-name="P7">Walk carefully to the edge of the lake.</text:p>
            </text:list-item>
            <text:list-item>
              <text:p text:style-name="P7">Crawl along the surface of the lake.</text:p>
            </text:list-item>
            <text:list-item>
              <text:p text:style-name="P7">Throw the rope opposite to the direction he wants to travel.</text:p>
            </text:list-item>
            <text:list-item>
              <text:p text:style-name="P7">Propel himself by wiggling the rope back and forth, similar to the motion of a snake.</text:p>
            </text:list-item>
            <text:list-item>
              <text:p text:style-name="P7">Attempt to hook the rope around a tree on the shore, then use the rope to pull himself to the shore.</text:p>
            </text:list-item>
          </text:list>
        </text:list-item>
      </text:list>
      <text:p text:style-name="P4"/>
      <text:list xml:id="list105617326547349" text:continue-numbering="true" text:style-name="L1">
        <text:list-item>
          <text:p text:style-name="P8">A <text:span text:style-name="T4">l</text:span>arge truck collides with a bicyclist. During the collision, which of the following forces is bigger? </text:p>
          <text:list>
            <text:list-item>
              <text:p text:style-name="P8">The force the truck exerts on the bicyclist.</text:p>
            </text:list-item>
            <text:list-item>
              <text:p text:style-name="P8">The force the bicyclist exerts on the truck</text:p>
            </text:list-item>
            <text:list-item>
              <text:p text:style-name="P8">Both forces are equal.</text:p>
            </text:list-item>
            <text:list-item>
              <text:p text:style-name="P8">It is impossible to tell without knowing the velocities of the truck and the bicyclist.</text:p>
            </text:list-item>
          </text:list>
        </text:list-item>
      </text:list>
      <text:p text:style-name="P5"/>
      <text:list xml:id="list105617405664598" text:continue-numbering="true" text:style-name="L1">
        <text:list-item>
          <text:p text:style-name="P9">A basketball is dropped from a height of 2 meters. <text:s/>When it hits the ground, for an instant the velocity of the ball is 0 m/s. <text:s/>During this time - </text:p>
          <text:list>
            <text:list-item>
              <text:p text:style-name="P9">The gravitational force on the basketball is greater than the force the ground puts on the basketball.</text:p>
            </text:list-item>
            <text:list-item>
              <text:p text:style-name="P9">The gravitational force on the basketball is equal to the force the ground puts on the basketball.</text:p>
            </text:list-item>
            <text:list-item>
              <text:p text:style-name="P9">The gravitational force on the basketball is less than the force the ground puts on the basketball.</text:p>
            </text:list-item>
            <text:list-item>
              <text:p text:style-name="P9">There are no forces acting on the basketball. </text:p>
            </text:list-item>
          </text:list>
        </text:list-item>
      </text:list>
      <text:p text:style-name="P10"/>
      <text:list xml:id="list105616954374733" text:continue-numbering="true" text:style-name="L1">
        <text:list-item>
          <text:p text:style-name="P11">The Hubble space telescope has a mass of<text:span text:style-name="T5"> 11,110 kg and orbits the earth approximately once every 96 minutes. <text:s/>If you were to visit the Hubble space telescope, could you move it 1 foot to the left by pushing on it?</text:span></text:p>
          <text:list>
            <text:list-item>
              <text:p text:style-name="P11"><text:span text:style-name="T5">No, the Hubble space telescope is too heavy for a person to move.</text:span></text:p>
            </text:list-item>
            <text:list-item>
              <text:p text:style-name="P11"><text:span text:style-name="T5">Yes, because in space there is no gravity, and so the space telescope is weightless.</text:span></text:p>
            </text:list-item>
            <text:list-item>
              <text:p text:style-name="P11"><text:span text:style-name="T5">No, because the Hubble space telescope is <text:s/>moving too fast.</text:span></text:p>
            </text:list-item>
            <text:list-item>
              <text:p text:style-name="P11"><text:span text:style-name="T5">Yes, but moving the </text:span><text:span text:style-name="T6">Hubble</text:span><text:span text:style-name="T5"> space telescope 1 foot will cause you to move much more than one foot.</text:span></text:p>
            </text:list-item>
          </text:list>
        </text:list-item>
      </text:list>
      <text:p text:style-name="P1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a78a1"/>
    </style:style>
    <style:style style:name="MT1" style:family="text">
      <style:text-properties officeooo:rsid="002f0df2"/>
    </style:style>
    <style:style style:name="MT2" style:family="text">
      <style:text-properties style:text-position="super 58%" officeooo:rsid="002f0df2"/>
    </style:style>
    <style:style style:name="MT3" style:family="text">
      <style:text-properties officeooo:rsid="001faa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21006184.png" xlink:type="simple" xlink:show="embed" xlink:actuate="onLoad"/></draw:frame><draw:frame draw:style-name="Mfr1" draw:name="graphics1" text:anchor-type="paragraph" svg:x="0.0063in" svg:y="-0.4126in" svg:width="0.75in" svg:height="0.8in" draw:z-index="1"><draw:image xlink:href="Pictures/10000201000000EF00000100C4A4D49B.png" xlink:type="simple" xlink:show="embed" xlink:actuate="onLoad"/></draw:frame> <text:s text:c="20"/>Name:<text:tab/><text:tab/><text:date style:data-style-name="N37" text:date-value="2017-05-16T10:56:16.290311641" text:date-adjust="PT24H00M00S">05/17/17</text:date> <text:s text:c="11"/></text:p>
      </style:header>
      <style:footer>
        <text:p text:style-name="MP1"><text:span text:style-name="MT1">2</text:span><text:span text:style-name="MT2">nd</text:span><text:span text:style-name="MT1"> </text:span>Nine Weeks<text:tab/><text:page-number text:select-page="current">1</text:page-number>/<text:page-count>1</text:page-count><text:tab/><text:span text:style-name="MT3">Concept Pre-Inventory</text:span> <text:variable-get text:name="Assignment" style:data-style-name="N0">5.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1H30M20S</meta:editing-duration>
    <meta:editing-cycles>33</meta:editing-cycles>
    <meta:generator>LibreOffice/4.3.7.2$Linux_X86_64 LibreOffice_project/430$Build-2</meta:generator>
    <meta:initial-creator>Jonas Williamson</meta:initial-creator>
    <dc:date>2017-05-16T10:56:16.225525000</dc:date>
    <meta:document-statistic meta:table-count="0" meta:image-count="2" meta:object-count="0" meta:page-count="1" meta:paragraph-count="30" meta:word-count="441" meta:character-count="2329" meta:non-whitespace-character-count="1901"/>
  </office:meta>
</office:document-meta>
</file>